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mentImpl.setMultip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irementImpl.setOptiona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setFilter( String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irementImpl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Satisfied( Capability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irementImpl.setExt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add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Require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irement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Ex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